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fo="urn:oasis:names:tc:opendocument:xmlns:xsl-fo-compatib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fo="urn:oasis:names:tc:opendocument:xmlns:xsl-fo-compatible:1.0" office:version="1.2">
  <office:automatic-styles>
    <style:style style:name="HeaderPara" style:family="paragraph" style:display-name="HeaderPara">
      <style:text-properties fo:font-weight="bold" style:font-weight-asian="bold" style:font-weight-complex="bold"/>
    </style:style>
    <style:style style:name="HeaderCell" style:family="table-cell" style:display-name="HeaderCell">
      <style:text-properties fo:font-weight="bold" style:font-weight-asian="bold" style:font-weight-complex="bold"/>
    </style:style>
    <style:style style:name="BoldCell" style:family="table-cell" style:display-name="BoldCell">
      <style:text-properties fo:font-weight="bold" style:font-weight-asian="bold" style:font-weight-complex="bold"/>
    </style:style>
  </office:automatic-styles>
  <office:body>
    <office:spreadsheet>
      <table:table table:name="Crypto Summary">
        <table:table-row>
          <table:table-cell table:style-name="HeaderCell">
            <text:p text:style-name="HeaderPara">Generation</text:p>
          </table:table-cell>
          <table:table-cell table:style-name="HeaderCell">
            <text:p text:style-name="HeaderPara">Changes</text:p>
          </table:table-cell>
          <table:table-cell table:style-name="HeaderCell">
            <text:p text:style-name="HeaderPara">Status</text:p>
          </table:table-cell>
          <table:table-cell table:style-name="HeaderCell">
            <text:p text:style-name="HeaderPara">GEA0</text:p>
          </table:table-cell>
          <table:table-cell table:style-name="HeaderCell">
            <text:p text:style-name="HeaderPara">UIA1</text:p>
          </table:table-cell>
        </table:table-row>
        <table:table-row>
          <table:table-cell>
            <text:p>2G CS</text:p>
          </table:table-cell>
          <table:table-cell>
            <text:p>0</text:p>
          </table:table-cell>
          <table:table-cell table:style-name="BoldCell">
            <text:p text:style-name="HeaderPara">Pass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2G PS</text:p>
          </table:table-cell>
          <table:table-cell>
            <text:p>400</text:p>
          </table:table-cell>
          <table:table-cell table:style-name="BoldCell">
            <text:p text:style-name="HeaderPara">Fail</text:p>
          </table:table-cell>
          <table:table-cell>
            <text:p>400</text:p>
          </table:table-cell>
          <table:table-cell>
            <text:p>0</text:p>
          </table:table-cell>
        </table:table-row>
        <table:table-row>
          <table:table-cell>
            <text:p>3G INT PS</text:p>
          </table:table-cell>
          <table:table-cell>
            <text:p>200</text:p>
          </table:table-cell>
          <table:table-cell table:style-name="BoldCell">
            <text:p text:style-name="HeaderPara">Pass</text:p>
          </table:table-cell>
          <table:table-cell>
            <text:p>0</text:p>
          </table:table-cell>
          <table:table-cell>
            <text:p>200</text:p>
          </table:table-cell>
        </table:table-row>
        <table:table-row>
          <table:table-cell>
            <text:p>4G NAS ENC</text:p>
          </table:table-cell>
          <table:table-cell>
            <text:p>0</text:p>
          </table:table-cell>
          <table:table-cell table:style-name="BoldCell">
            <text:p text:style-name="HeaderPara">Pass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4G NAS INT</text:p>
          </table:table-cell>
          <table:table-cell>
            <text:p>0</text:p>
          </table:table-cell>
          <table:table-cell table:style-name="BoldCell">
            <text:p text:style-name="HeaderPara">Pass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5G RRC ENC</text:p>
          </table:table-cell>
          <table:table-cell>
            <text:p>0</text:p>
          </table:table-cell>
          <table:table-cell table:style-name="BoldCell">
            <text:p text:style-name="HeaderPara">Pass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5G RRC INT</text:p>
          </table:table-cell>
          <table:table-cell>
            <text:p>0</text:p>
          </table:table-cell>
          <table:table-cell table:style-name="BoldCell">
            <text:p text:style-name="HeaderPara">Pass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5G NAS ENC</text:p>
          </table:table-cell>
          <table:table-cell>
            <text:p>0</text:p>
          </table:table-cell>
          <table:table-cell table:style-name="BoldCell">
            <text:p text:style-name="HeaderPara">Pass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5G NAS INT</text:p>
          </table:table-cell>
          <table:table-cell>
            <text:p>0</text:p>
          </table:table-cell>
          <table:table-cell table:style-name="BoldCell">
            <text:p text:style-name="HeaderPara">Pass</text:p>
          </table:table-cell>
          <table:table-cell>
            <text:p>0</text:p>
          </table:table-cell>
          <table:table-cell>
            <text:p>0</text:p>
          </table:table-cell>
        </table:table-row>
      </table:table>
      <table:table table:name="IDs Messages">
        <table:table-row>
          <table:table-cell table:style-name="HeaderCell">
            <text:p text:style-name="HeaderPara">Generation</text:p>
          </table:table-cell>
          <table:table-cell table:style-name="HeaderCell">
            <text:p text:style-name="HeaderPara">Timestamp</text:p>
          </table:table-cell>
          <table:table-cell table:style-name="HeaderCell">
            <text:p text:style-name="HeaderPara">Domain</text:p>
          </table:table-cell>
          <table:table-cell table:style-name="HeaderCell">
            <text:p text:style-name="HeaderPara">Message</text:p>
          </table:table-cell>
          <table:table-cell table:style-name="HeaderCell">
            <text:p text:style-name="HeaderPara">ID Type</text:p>
          </table:table-cell>
          <table:table-cell table:style-name="HeaderCell">
            <text:p text:style-name="HeaderPara">ID</text:p>
          </table:table-cell>
        </table:table-row>
        <table:table-row>
          <table:table-cell>
            <text:p>2G PS ID</text:p>
          </table:table-cell>
          <table:table-cell>
            <text:p>2025-10-03 18:19:33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8:19:33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8:19:56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8:19:56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8:20:22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8:20:22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8:20:48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8:20:48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8:21:13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8:21:13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8:21:38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8:21:38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8:22:04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8:22:04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8:22:29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8:22:29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8:22:55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8:22:55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8:23:19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8:23:19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8:23:45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8:23:45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8:24:11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8:24:11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8:24:35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8:24:35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8:25:01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8:25:01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8:25:27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8:25:27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8:25:52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8:25:52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8:26:18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8:26:18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8:26:43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8:26:43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8:27:08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8:27:08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8:27:33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8:27:33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8:27:59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8:27:59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8:28:25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8:28:25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8:28:51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8:28:51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8:29:16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8:29:16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8:29:41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8:29:41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8:30:05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8:30:05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8:30:31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8:30:31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8:30:57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8:30:57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8:31:21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8:31:21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8:31:47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8:31:47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8:32:12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8:32:12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8:32:37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8:32:37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8:33:04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8:33:04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8:33:28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8:33:28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8:33:54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8:33:54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8:34:20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8:34:20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8:34:45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8:34:45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8:35:10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8:35:10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8:35:35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8:35:35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8:36:01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8:36:01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8:36:26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8:36:26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8:36:51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8:36:51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8:37:17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8:37:17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8:37:42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8:37:42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8:38:08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8:38:08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8:38:34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8:38:34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8:38:59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8:38:59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8:39:23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8:39:23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8:39:49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8:39:49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8:40:14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8:40:14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8:40:40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8:40:40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8:41:05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8:41:05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8:41:30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8:41:30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8:41:56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8:41:56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8:42:21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8:42:21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8:42:45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8:42:45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8:43:12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8:43:12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8:43:37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8:43:37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8:44:03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8:44:03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8:44:27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8:44:27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8:44:53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8:44:53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8:45:17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8:45:17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8:45:43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8:45:43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8:46:08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8:46:08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8:46:34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8:46:34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8:46:59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8:46:59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8:47:25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8:47:25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8:47:49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8:47:49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8:48:15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8:48:15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8:48:42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8:48:42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8:49:06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8:49:06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8:49:33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8:49:33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8:49:57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8:49:57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8:50:23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8:50:23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8:50:49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8:50:49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8:51:15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8:51:15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8:51:39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8:51:39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8:52:03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8:52:03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8:52:30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8:52:30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8:52:56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8:52:56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8:53:21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8:53:21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8:53:46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8:53:46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8:54:12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8:54:12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8:54:38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8:54:38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8:55:01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8:55:01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8:55:25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8:55:25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8:55:53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8:55:53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8:56:17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8:56:17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8:56:42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8:56:42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8:57:07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8:57:07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8:57:33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8:57:33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8:57:57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8:57:57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8:58:24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8:58:24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8:58:48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8:58:48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8:59:14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8:59:14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8:59:40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8:59:40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9:00:05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9:00:05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9:00:30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9:00:30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9:00:56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9:00:56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9:01:22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9:01:22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9:01:46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9:01:46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9:02:12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9:02:12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9:02:38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9:02:38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9:03:03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9:03:03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9:03:27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9:03:27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9:03:53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9:03:53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9:04:19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9:04:19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9:04:44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9:04:44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9:05:09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9:05:09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9:05:35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9:05:35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9:06:00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9:06:00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9:06:26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9:06:26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9:06:51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9:06:51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9:07:16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9:07:16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9:07:42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9:07:42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9:08:07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9:08:07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9:08:32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9:08:32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9:08:58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9:08:58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9:09:22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9:09:22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9:09:48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9:09:48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9:10:14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9:10:14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9:10:38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9:10:38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9:11:05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9:11:05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9:11:30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9:11:30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9:11:56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9:11:56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9:12:20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9:12:20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9:12:46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9:12:46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9:13:12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9:13:12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9:13:37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9:13:37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9:14:01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9:14:01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9:14:28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9:14:28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9:14:52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9:14:52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9:15:19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9:15:19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9:15:43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9:15:43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9:16:09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9:16:09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9:16:34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9:16:34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9:17:00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9:17:00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9:17:24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9:17:24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9:17:50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9:17:50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9:18:15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9:18:15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9:18:41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9:18:41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9:19:05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9:19:05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9:19:31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9:19:31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9:19:56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9:19:56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9:20:23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9:20:23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9:20:48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9:20:48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9:21:13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9:21:13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9:21:37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9:21:37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9:22:04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9:22:04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9:22:29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9:22:29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9:22:53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9:22:53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9:23:20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9:23:20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9:23:45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9:23:45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9:24:11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9:24:11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9:24:36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9:24:36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9:25:01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9:25:01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9:25:27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9:25:27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9:25:52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9:25:52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9:26:17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9:26:17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9:26:42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9:26:42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9:27:08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9:27:08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9:27:33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9:27:33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9:27:58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9:27:58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9:28:24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9:28:24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9:28:48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9:28:48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9:29:14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9:29:14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9:29:40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9:29:40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9:30:05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9:30:05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9:30:30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9:30:30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9:30:56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9:30:56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9:31:20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9:31:20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9:31:47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9:31:47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9:32:12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9:32:12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9:32:38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9:32:38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9:33:03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9:33:03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9:33:29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9:33:29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9:33:54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9:33:54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9:34:19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9:34:19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9:34:44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9:34:44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9:35:10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9:35:10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9:35:34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9:35:34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9:36:00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9:36:00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9:36:26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9:36:26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9:36:52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9:36:52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9:37:17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9:37:17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9:37:42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9:37:42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9:38:09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9:38:09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9:38:33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9:38:33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9:38:57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9:38:57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9:39:24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9:39:24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9:39:49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9:39:49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9:40:14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9:40:14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9:40:40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9:40:40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9:41:05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9:41:05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9:41:30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9:41:30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9:41:55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9:41:55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9:42:21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9:42:21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9:42:46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9:42:46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9:43:12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9:43:12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G PS ID</text:p>
          </table:table-cell>
          <table:table-cell>
            <text:p>2025-10-03 19:43:36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3G NAS ID</text:p>
          </table:table-cell>
          <table:table-cell>
            <text:p>2025-10-03 19:43:36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TMSI</text:p>
          </table:table-cell>
          <table:table-cell>
            <text:p>0x0e3001</text:p>
          </table:table-cell>
        </table:table-row>
      </table:table>
      <table:table table:name="Randomness Summary">
        <table:table-row>
          <table:table-cell table:style-name="HeaderCell">
            <text:p text:style-name="HeaderPara">Metric</text:p>
          </table:table-cell>
          <table:table-cell table:style-name="HeaderCell">
            <text:p text:style-name="HeaderPara">2G CS (TMSI)</text:p>
          </table:table-cell>
          <table:table-cell table:style-name="HeaderCell">
            <text:p text:style-name="HeaderPara">2G PS (PTMSI)</text:p>
          </table:table-cell>
          <table:table-cell table:style-name="HeaderCell">
            <text:p text:style-name="HeaderPara">3G NAS CS (TMSI)</text:p>
          </table:table-cell>
          <table:table-cell table:style-name="HeaderCell">
            <text:p text:style-name="HeaderPara">3G NAS PS (PTMSI)</text:p>
          </table:table-cell>
          <table:table-cell table:style-name="HeaderCell">
            <text:p text:style-name="HeaderPara">4G NAS (MTMSI)</text:p>
          </table:table-cell>
          <table:table-cell table:style-name="HeaderCell">
            <text:p text:style-name="HeaderPara">5G NAS (5G-S-TMSI)</text:p>
          </table:table-cell>
        </table:table-row>
        <table:table-row>
          <table:table-cell>
            <text:p>Total Samples</text:p>
          </table:table-cell>
          <table:table-cell>
            <text:p>0</text:p>
          </table:table-cell>
          <table:table-cell>
            <text:p>200</text:p>
          </table:table-cell>
          <table:table-cell>
            <text:p>0</text:p>
          </table:table-cell>
          <table:table-cell>
            <text:p>20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Filtered by confirmation pairing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Filtered retransmissions (10sec threshold)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Used Samples</text:p>
          </table:table-cell>
          <table:table-cell>
            <text:p>0</text:p>
          </table:table-cell>
          <table:table-cell>
            <text:p>200</text:p>
          </table:table-cell>
          <table:table-cell>
            <text:p>0</text:p>
          </table:table-cell>
          <table:table-cell>
            <text:p>20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Unique IDs</text:p>
          </table:table-cell>
          <table:table-cell>
            <text:p>0</text:p>
          </table:table-cell>
          <table:table-cell>
            <text:p>1</text:p>
          </table:table-cell>
          <table:table-cell>
            <text:p>0</text:p>
          </table:table-cell>
          <table:table-cell>
            <text:p>1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 table:style-name="BoldCell">
            <text:p text:style-name="HeaderPara">Collision Rate</text:p>
          </table:table-cell>
          <table:table-cell table:style-name="BoldCell">
            <text:p text:style-name="HeaderPara"/>
          </table:table-cell>
          <table:table-cell table:style-name="BoldCell">
            <text:p text:style-name="HeaderPara">0.9950</text:p>
          </table:table-cell>
          <table:table-cell table:style-name="BoldCell">
            <text:p text:style-name="HeaderPara"/>
          </table:table-cell>
          <table:table-cell table:style-name="BoldCell">
            <text:p text:style-name="HeaderPara">0.9950</text:p>
          </table:table-cell>
          <table:table-cell table:style-name="BoldCell">
            <text:p text:style-name="HeaderPara"/>
          </table:table-cell>
          <table:table-cell table:style-name="BoldCell">
            <text:p text:style-name="HeaderPara"/>
          </table:table-cell>
        </table:table-row>
        <table:table-row>
          <table:table-cell table:style-name="BoldCell">
            <text:p text:style-name="HeaderPara">Status (Collision &lt; 0.01)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</table:table-row>
        <table:table-row>
          <table:table-cell>
            <text:p>Shannon H(values) [bits]</text:p>
          </table:table-cell>
          <table:table-cell>
            <text:p/>
          </table:table-cell>
          <table:table-cell>
            <text:p>0.0000</text:p>
          </table:table-cell>
          <table:table-cell>
            <text:p/>
          </table:table-cell>
          <table:table-cell>
            <text:p>0.0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Shannon H(values) [bits] (Miller–Madow)</text:p>
          </table:table-cell>
          <table:table-cell>
            <text:p/>
          </table:table-cell>
          <table:table-cell>
            <text:p>0.0000</text:p>
          </table:table-cell>
          <table:table-cell>
            <text:p/>
          </table:table-cell>
          <table:table-cell>
            <text:p>0.0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 table:style-name="BoldCell">
            <text:p text:style-name="HeaderPara">H(values) normalized [0..1]</text:p>
          </table:table-cell>
          <table:table-cell table:style-name="BoldCell">
            <text:p text:style-name="HeaderPara"/>
          </table:table-cell>
          <table:table-cell table:style-name="BoldCell">
            <text:p text:style-name="HeaderPara">0.0000</text:p>
          </table:table-cell>
          <table:table-cell table:style-name="BoldCell">
            <text:p text:style-name="HeaderPara"/>
          </table:table-cell>
          <table:table-cell table:style-name="BoldCell">
            <text:p text:style-name="HeaderPara">0.0000</text:p>
          </table:table-cell>
          <table:table-cell table:style-name="BoldCell">
            <text:p text:style-name="HeaderPara"/>
          </table:table-cell>
          <table:table-cell table:style-name="BoldCell">
            <text:p text:style-name="HeaderPara"/>
          </table:table-cell>
        </table:table-row>
        <table:table-row>
          <table:table-cell table:style-name="BoldCell">
            <text:p text:style-name="HeaderPara">Status (H_norm &gt; 0.99)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</table:table-row>
        <table:table-row>
          <table:table-cell>
            <text:p>Succ. Hamming pairs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Succ. Hamming bit width per ID [bits]</text:p>
          </table:table-cell>
          <table:table-cell>
            <text:p>0</text:p>
          </table:table-cell>
          <table:table-cell>
            <text:p>32</text:p>
          </table:table-cell>
          <table:table-cell>
            <text:p>0</text:p>
          </table:table-cell>
          <table:table-cell>
            <text:p>32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Succ. Hamming mean [bits]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Succ. Hamming mean fraction [0..1]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Succ. Hamming z-scor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 table:style-name="BoldCell">
            <text:p text:style-name="HeaderPara">Succ. Hamming p-value</text:p>
          </table:table-cell>
          <table:table-cell table:style-name="BoldCell">
            <text:p text:style-name="HeaderPara"/>
          </table:table-cell>
          <table:table-cell table:style-name="BoldCell">
            <text:p text:style-name="HeaderPara"/>
          </table:table-cell>
          <table:table-cell table:style-name="BoldCell">
            <text:p text:style-name="HeaderPara"/>
          </table:table-cell>
          <table:table-cell table:style-name="BoldCell">
            <text:p text:style-name="HeaderPara"/>
          </table:table-cell>
          <table:table-cell table:style-name="BoldCell">
            <text:p text:style-name="HeaderPara"/>
          </table:table-cell>
          <table:table-cell table:style-name="BoldCell">
            <text:p text:style-name="HeaderPara"/>
          </table:table-cell>
        </table:table-row>
        <table:table-row>
          <table:table-cell table:style-name="BoldCell">
            <text:p text:style-name="HeaderPara">Status (Succ. Hamming p &gt; 0.01)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</table:table-row>
        <table:table-row>
          <table:table-cell>
            <text:p>Chi-square nibbles statistic</text:p>
          </table:table-cell>
          <table:table-cell>
            <text:p/>
          </table:table-cell>
          <table:table-cell>
            <text:p>48.0000</text:p>
          </table:table-cell>
          <table:table-cell>
            <text:p/>
          </table:table-cell>
          <table:table-cell>
            <text:p>48.0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Chi-square nibbles df</text:p>
          </table:table-cell>
          <table:table-cell>
            <text:p>0</text:p>
          </table:table-cell>
          <table:table-cell>
            <text:p>15</text:p>
          </table:table-cell>
          <table:table-cell>
            <text:p>0</text:p>
          </table:table-cell>
          <table:table-cell>
            <text:p>15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 table:style-name="BoldCell">
            <text:p text:style-name="HeaderPara">Chi-square nibbles p-value</text:p>
          </table:table-cell>
          <table:table-cell table:style-name="BoldCell">
            <text:p text:style-name="HeaderPara"/>
          </table:table-cell>
          <table:table-cell table:style-name="BoldCell">
            <text:p text:style-name="HeaderPara">3.00e-05</text:p>
          </table:table-cell>
          <table:table-cell table:style-name="BoldCell">
            <text:p text:style-name="HeaderPara"/>
          </table:table-cell>
          <table:table-cell table:style-name="BoldCell">
            <text:p text:style-name="HeaderPara">3.00e-05</text:p>
          </table:table-cell>
          <table:table-cell table:style-name="BoldCell">
            <text:p text:style-name="HeaderPara"/>
          </table:table-cell>
          <table:table-cell table:style-name="BoldCell">
            <text:p text:style-name="HeaderPara"/>
          </table:table-cell>
        </table:table-row>
        <table:table-row>
          <table:table-cell table:style-name="BoldCell">
            <text:p text:style-name="HeaderPara">Status (Chi-square p &gt; 0.01)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</table:table-row>
        <table:table-row>
          <table:table-cell>
            <text:p>Chi-square MSB (first nibble) statistic</text:p>
          </table:table-cell>
          <table:table-cell>
            <text:p/>
          </table:table-cell>
          <table:table-cell>
            <text:p>15.0000</text:p>
          </table:table-cell>
          <table:table-cell>
            <text:p/>
          </table:table-cell>
          <table:table-cell>
            <text:p>15.0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Chi-square MSB (first nibble) df</text:p>
          </table:table-cell>
          <table:table-cell>
            <text:p>0</text:p>
          </table:table-cell>
          <table:table-cell>
            <text:p>15</text:p>
          </table:table-cell>
          <table:table-cell>
            <text:p>0</text:p>
          </table:table-cell>
          <table:table-cell>
            <text:p>15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Chi-square MSB (first nibble) p-value</text:p>
          </table:table-cell>
          <table:table-cell>
            <text:p/>
          </table:table-cell>
          <table:table-cell>
            <text:p>4.52e-01</text:p>
          </table:table-cell>
          <table:table-cell>
            <text:p/>
          </table:table-cell>
          <table:table-cell>
            <text:p>4.52e-01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Chi-square LSB (last nibble) statistic</text:p>
          </table:table-cell>
          <table:table-cell>
            <text:p/>
          </table:table-cell>
          <table:table-cell>
            <text:p>15.0000</text:p>
          </table:table-cell>
          <table:table-cell>
            <text:p/>
          </table:table-cell>
          <table:table-cell>
            <text:p>15.000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Chi-square LSB (last nibble) df</text:p>
          </table:table-cell>
          <table:table-cell>
            <text:p>0</text:p>
          </table:table-cell>
          <table:table-cell>
            <text:p>15</text:p>
          </table:table-cell>
          <table:table-cell>
            <text:p>0</text:p>
          </table:table-cell>
          <table:table-cell>
            <text:p>15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Chi-square LSB (last nibble) p-value</text:p>
          </table:table-cell>
          <table:table-cell>
            <text:p/>
          </table:table-cell>
          <table:table-cell>
            <text:p>4.52e-01</text:p>
          </table:table-cell>
          <table:table-cell>
            <text:p/>
          </table:table-cell>
          <table:table-cell>
            <text:p>4.52e-01</text:p>
          </table:table-cell>
          <table:table-cell>
            <text:p/>
          </table:table-cell>
          <table:table-cell>
            <text:p/>
          </table:table-cell>
        </table:table-row>
        <table:table-row/>
        <table:table-row>
          <table:table-cell table:style-name="HeaderCell">
            <text:p text:style-name="HeaderPara">All Nibbles</text:p>
          </table:table-cell>
          <table:table-cell table:style-name="HeaderCell">
            <text:p text:style-name="HeaderPara">2G CS (TMSI)</text:p>
          </table:table-cell>
          <table:table-cell table:style-name="HeaderCell">
            <text:p text:style-name="HeaderPara">2G PS (PTMSI)</text:p>
          </table:table-cell>
          <table:table-cell table:style-name="HeaderCell">
            <text:p text:style-name="HeaderPara">3G NAS CS (TMSI)</text:p>
          </table:table-cell>
          <table:table-cell table:style-name="HeaderCell">
            <text:p text:style-name="HeaderPara">3G NAS PS (PTMSI)</text:p>
          </table:table-cell>
          <table:table-cell table:style-name="HeaderCell">
            <text:p text:style-name="HeaderPara">4G NAS (MTMSI)</text:p>
          </table:table-cell>
          <table:table-cell table:style-name="HeaderCell">
            <text:p text:style-name="HeaderPara">5G NAS (5G-S-TMSI)</text:p>
          </table:table-cell>
        </table:table-row>
        <table:table-row>
          <table:table-cell>
            <text:p>0</text:p>
          </table:table-cell>
          <table:table-cell>
            <text:p>0</text:p>
          </table:table-cell>
          <table:table-cell>
            <text:p>5</text:p>
          </table:table-cell>
          <table:table-cell>
            <text:p>0</text:p>
          </table:table-cell>
          <table:table-cell>
            <text:p>5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1</text:p>
          </table:table-cell>
          <table:table-cell>
            <text:p>0</text:p>
          </table:table-cell>
          <table:table-cell>
            <text:p>1</text:p>
          </table:table-cell>
          <table:table-cell>
            <text:p>0</text:p>
          </table:table-cell>
          <table:table-cell>
            <text:p>1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2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3</text:p>
          </table:table-cell>
          <table:table-cell>
            <text:p>0</text:p>
          </table:table-cell>
          <table:table-cell>
            <text:p>1</text:p>
          </table:table-cell>
          <table:table-cell>
            <text:p>0</text:p>
          </table:table-cell>
          <table:table-cell>
            <text:p>1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4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5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6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7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8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9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A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B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C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D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E</text:p>
          </table:table-cell>
          <table:table-cell>
            <text:p>0</text:p>
          </table:table-cell>
          <table:table-cell>
            <text:p>1</text:p>
          </table:table-cell>
          <table:table-cell>
            <text:p>0</text:p>
          </table:table-cell>
          <table:table-cell>
            <text:p>1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F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/>
        <table:table-row>
          <table:table-cell table:style-name="HeaderCell">
            <text:p text:style-name="HeaderPara">First Nibble (MSB)</text:p>
          </table:table-cell>
          <table:table-cell table:style-name="HeaderCell">
            <text:p text:style-name="HeaderPara">2G CS (TMSI)</text:p>
          </table:table-cell>
          <table:table-cell table:style-name="HeaderCell">
            <text:p text:style-name="HeaderPara">2G PS (PTMSI)</text:p>
          </table:table-cell>
          <table:table-cell table:style-name="HeaderCell">
            <text:p text:style-name="HeaderPara">3G NAS CS (TMSI)</text:p>
          </table:table-cell>
          <table:table-cell table:style-name="HeaderCell">
            <text:p text:style-name="HeaderPara">3G NAS PS (PTMSI)</text:p>
          </table:table-cell>
          <table:table-cell table:style-name="HeaderCell">
            <text:p text:style-name="HeaderPara">4G NAS (MTMSI)</text:p>
          </table:table-cell>
          <table:table-cell table:style-name="HeaderCell">
            <text:p text:style-name="HeaderPara">5G NAS (5G-S-TMSI)</text:p>
          </table:table-cell>
        </table:table-row>
        <table:table-row>
          <table:table-cell>
            <text:p>0</text:p>
          </table:table-cell>
          <table:table-cell>
            <text:p>0</text:p>
          </table:table-cell>
          <table:table-cell>
            <text:p>1</text:p>
          </table:table-cell>
          <table:table-cell>
            <text:p>0</text:p>
          </table:table-cell>
          <table:table-cell>
            <text:p>1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1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2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3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4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5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6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7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8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9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A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B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C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D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E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F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/>
        <table:table-row>
          <table:table-cell table:style-name="HeaderCell">
            <text:p text:style-name="HeaderPara">Last Nibble (LSB)</text:p>
          </table:table-cell>
          <table:table-cell table:style-name="HeaderCell">
            <text:p text:style-name="HeaderPara">2G CS (TMSI)</text:p>
          </table:table-cell>
          <table:table-cell table:style-name="HeaderCell">
            <text:p text:style-name="HeaderPara">2G PS (PTMSI)</text:p>
          </table:table-cell>
          <table:table-cell table:style-name="HeaderCell">
            <text:p text:style-name="HeaderPara">3G NAS CS (TMSI)</text:p>
          </table:table-cell>
          <table:table-cell table:style-name="HeaderCell">
            <text:p text:style-name="HeaderPara">3G NAS PS (PTMSI)</text:p>
          </table:table-cell>
          <table:table-cell table:style-name="HeaderCell">
            <text:p text:style-name="HeaderPara">4G NAS (MTMSI)</text:p>
          </table:table-cell>
          <table:table-cell table:style-name="HeaderCell">
            <text:p text:style-name="HeaderPara">5G NAS (5G-S-TMSI)</text:p>
          </table:table-cell>
        </table:table-row>
        <table:table-row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1</text:p>
          </table:table-cell>
          <table:table-cell>
            <text:p>0</text:p>
          </table:table-cell>
          <table:table-cell>
            <text:p>1</text:p>
          </table:table-cell>
          <table:table-cell>
            <text:p>0</text:p>
          </table:table-cell>
          <table:table-cell>
            <text:p>1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2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3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4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5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6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7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8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9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A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B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C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D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E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F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</table:table>
      <table:table table:name="Paging Summary">
        <table:table-row>
          <table:table-cell table:style-name="HeaderCell">
            <text:p text:style-name="HeaderPara">Generation</text:p>
          </table:table-cell>
          <table:table-cell table:style-name="HeaderCell">
            <text:p text:style-name="HeaderPara">Paging Messages</text:p>
          </table:table-cell>
          <table:table-cell table:style-name="HeaderCell">
            <text:p text:style-name="HeaderPara">IMSI IDs</text:p>
          </table:table-cell>
          <table:table-cell table:style-name="HeaderCell">
            <text:p text:style-name="HeaderPara">Status</text:p>
          </table:table-cell>
        </table:table-row>
        <table:table-row>
          <table:table-cell>
            <text:p>2G</text:p>
          </table:table-cell>
          <table:table-cell>
            <text:p>0</text:p>
          </table:table-cell>
          <table:table-cell>
            <text:p>0</text:p>
          </table:table-cell>
          <table:table-cell table:style-name="BoldCell">
            <text:p text:style-name="HeaderPara">Pass</text:p>
          </table:table-cell>
        </table:table-row>
        <table:table-row>
          <table:table-cell>
            <text:p>3G</text:p>
          </table:table-cell>
          <table:table-cell>
            <text:p>0</text:p>
          </table:table-cell>
          <table:table-cell>
            <text:p>0</text:p>
          </table:table-cell>
          <table:table-cell table:style-name="BoldCell">
            <text:p text:style-name="HeaderPara">Pass</text:p>
          </table:table-cell>
        </table:table-row>
        <table:table-row>
          <table:table-cell>
            <text:p>4G</text:p>
          </table:table-cell>
          <table:table-cell>
            <text:p>0</text:p>
          </table:table-cell>
          <table:table-cell>
            <text:p>0</text:p>
          </table:table-cell>
          <table:table-cell table:style-name="BoldCell">
            <text:p text:style-name="HeaderPara">Pass</text:p>
          </table:table-cell>
        </table:table-row>
        <table:table-row>
          <table:table-cell>
            <text:p>5G</text:p>
          </table:table-cell>
          <table:table-cell>
            <text:p>0</text:p>
          </table:table-cell>
          <table:table-cell>
            <text:p>0</text:p>
          </table:table-cell>
          <table:table-cell table:style-name="BoldCell">
            <text:p text:style-name="HeaderPara">Pas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fo="urn:oasis:names:tc:opendocument:xmlns:xsl-fo-compatib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fo="urn:oasis:names:tc:opendocument:xmlns:xsl-fo-compatible:1.0" office:version="1.2">
  <office:meta>
    <meta:generator>ODFPY/1.4.1</meta:generator>
  </office:meta>
</office:document-meta>
</file>